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Robot shop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Robot’R’Us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Ghaida Al-Atoum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GJA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28672" calcext:value-type="float">
            <text:p>1001228672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<text:s/>Junu Dhungana 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JD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46500" calcext:value-type="float">
            <text:p>1001246500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Jordan McGalliard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JLM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228747" calcext:value-type="float">
            <text:p>1001228747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office:value-type="float" office:value="22" calcext:value-type="float">
            <text:p>2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B23]-[.D23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B24]-[.D24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0" calcext:value-type="float">
            <text:p>0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B25]-[.D25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0" calcext:value-type="float">
            <text:p>0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B26]-[.D26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0" calcext:value-type="float">
            <text:p>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B27]-[.D27]" office:value-type="float" office:value="16" calcext:value-type="float">
            <text:p>16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0" calcext:value-type="float">
            <text:p>0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JA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JD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GJA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JLM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LM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D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A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7:12:41.221454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7T19:47:15.234414963</dc:date>
    <meta:editing-duration>PT21H55M14S</meta:editing-duration>
    <meta:editing-cycles>57</meta:editing-cycles>
    <meta:generator>LibreOffice/5.1.6.2$Linux_X86_64 LibreOffice_project/10m0$Build-2</meta:generator>
    <meta:document-statistic meta:table-count="2" meta:cell-count="4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